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8C4000006BA5D6115F4A223102E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4.495cm" svg:height="11.122cm" svg:x="0.275cm" svg:y="0.378cm">
          <draw:image xlink:href="Pictures/10000201000008C4000006BA5D6115F4A223102E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9-04-16T07:19:18.079849699</dc:date>
    <meta:editing-duration>PT2M32S</meta:editing-duration>
    <meta:editing-cycles>3</meta:editing-cycles>
    <meta:generator>LibreOffice/6.1.0.3$MacOSX_X86_64 LibreOffice_project/efb621ed25068d70781dc026f7e9c5187a4decd1</meta:generator>
    <meta:document-statistic meta:object-count="1"/>
  </office:meta>
</office:document-meta>
</file>